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550,622,222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519,837,037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576,229,629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540,737,037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520,207,407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98,296,296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85,996,296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501,025,925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493,825,925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489,074,074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458,188,888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21,374,074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90,251,851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364,255,555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367,200,000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343,311,111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333,196,296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40,203,703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33,470,370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331,759,259.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322,411,111.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302,988,888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92,285,185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2:31:48.024135831</dc:date>
    <meta:editing-duration>PT1H24M7S</meta:editing-duration>
    <meta:editing-cycles>48</meta:editing-cycles>
    <meta:generator>LibreOffice/7.2.6.2$Linux_X86_64 LibreOffice_project/20$Build-2</meta:generator>
    <meta:document-statistic meta:table-count="1" meta:cell-count="48" meta:object-count="0"/>
  </office:meta>
</office:document-meta>
</file>